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 style:text-align-source="fix" style:repeat-content="false"/>
      <style:paragraph-properties fo:text-align="start" fo:margin-left="0cm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37"/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f4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61"/>
    <style:style style:name="ce28" style:family="table-cell" style:parent-style-name="Default" style:data-style-name="N0"/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2.E2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5"/>
        <table:table-column table:style-name="co1" table:default-cell-style-name="ce3"/>
        <table:table-row table:style-name="ro1">
          <table:table-cell table:style-name="ce6" office:value-type="string" calcext:value-type="string">
            <text:p>TXN TYPE</text:p>
          </table:table-cell>
          <table:table-cell table:style-name="ce8" office:value-type="string" calcext:value-type="string">
            <text:p>TXN NO</text:p>
          </table:table-cell>
          <table:table-cell table:style-name="ce8" office:value-type="string" calcext:value-type="string">
            <text:p>TXN DATE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Month Name</text:p>
          </table:table-cell>
          <table:table-cell table:style-name="ce6" office:value-type="string" calcext:value-type="string">
            <text:p>Qtr</text:p>
          </table:table-cell>
          <table:table-cell table:style-name="ce6" office:value-type="string" calcext:value-type="string">
            <text:p>FY Qtr</text:p>
          </table:table-cell>
          <table:table-cell table:style-name="ce6" office:value-type="string" calcext:value-type="string">
            <text:p>Location Name</text:p>
          </table:table-cell>
          <table:table-cell table:style-name="ce6" office:value-type="string" calcext:value-type="string">
            <text:p>Name of Sales</text:p>
          </table:table-cell>
          <table:table-cell table:style-name="ce6" office:value-type="string" calcext:value-type="string">
            <text:p>Customer_ID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Type Name</text:p>
          </table:table-cell>
          <table:table-cell table:style-name="ce11" office:value-type="string" calcext:value-type="string">
            <text:p>Customer City</text:p>
          </table:table-cell>
          <table:table-cell table:style-name="ce11" office:value-type="string" calcext:value-type="string">
            <text:p>Item code</text:p>
          </table:table-cell>
          <table:table-cell table:style-name="ce6" office:value-type="string" calcext:value-type="string">
            <text:p>Item Name</text:p>
          </table:table-cell>
          <table:table-cell table:style-name="ce11" office:value-type="string" calcext:value-type="string">
            <text:p>item brand name</text:p>
          </table:table-cell>
          <table:table-cell table:style-name="ce6" office:value-type="string" calcext:value-type="string">
            <text:p>item type name</text:p>
          </table:table-cell>
          <table:table-cell table:style-name="ce6" office:value-type="string" calcext:value-type="string">
            <text:p>item made</text:p>
          </table:table-cell>
          <table:table-cell table:style-name="ce8" office:value-type="string" calcext:value-type="string">
            <text:p>Quantity</text:p>
          </table:table-cell>
          <table:table-cell table:style-name="ce6"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4" calcext:value-type="float">
            <text:p>17391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XLR55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6441716899478" calcext:value-type="float">
            <text:p>644171689947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0" calcext:value-type="float">
            <text:p>1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5" calcext:value-type="float">
            <text:p>17391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LQR93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Mumbai</text:p>
          </table:table-cell>
          <table:table-cell office:value-type="float" office:value="8441516699478" calcext:value-type="float">
            <text:p>844151669947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6" calcext:value-type="float">
            <text:p>17391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XY1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9442118787430" calcext:value-type="float">
            <text:p>9442118787430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7" calcext:value-type="float">
            <text:p>17391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MZT4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olkata</text:p>
          </table:table-cell>
          <table:table-cell office:value-type="float" office:value="6341416727459" calcext:value-type="float">
            <text:p>6341416727459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8" calcext:value-type="float">
            <text:p>17391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tribution Center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JHR8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8241518766590" calcext:value-type="float">
            <text:p>8241518766590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9" calcext:value-type="float">
            <text:p>17391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tail Store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QKT5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Hyderabad</text:p>
          </table:table-cell>
          <table:table-cell office:value-type="float" office:value="7341928778412" calcext:value-type="float">
            <text:p>7341928778412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0" calcext:value-type="float">
            <text:p>17392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Loading Doc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WP0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7541396729037" calcext:value-type="float">
            <text:p>7541396729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1" calcext:value-type="float">
            <text:p>17392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Department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HNF61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Ahmedabad</text:p>
          </table:table-cell>
          <table:table-cell office:value-type="float" office:value="6141388290742" calcext:value-type="float">
            <text:p>6141388290742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2" calcext:value-type="float">
            <text:p>17392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PTU34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8941776299350" calcext:value-type="float">
            <text:p>894177629935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9" calcext:value-type="float">
            <text:p>9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3" calcext:value-type="float">
            <text:p>17392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ales Office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DYS22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9441718896422" calcext:value-type="float">
            <text:p>9441718896422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4" calcext:value-type="float">
            <text:p>17392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ustomer Service Center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FRA71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Surat</text:p>
          </table:table-cell>
          <table:table-cell office:value-type="float" office:value="6341816934710" calcext:value-type="float">
            <text:p>634181693471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7" calcext:value-type="float">
            <text:p>7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5" calcext:value-type="float">
            <text:p>17392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Maintenance Room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TGV88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andigarh</text:p>
          </table:table-cell>
          <table:table-cell office:value-type="float" office:value="8441506778994" calcext:value-type="float">
            <text:p>8441506778994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6" calcext:value-type="float">
            <text:p>17392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Inventory Room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SND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6441728461102" calcext:value-type="float">
            <text:p>644172846110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7" calcext:value-type="float">
            <text:p>17392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acking Area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ZBW39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Indore</text:p>
          </table:table-cell>
          <table:table-cell office:value-type="float" office:value="7341925638719" calcext:value-type="float">
            <text:p>734192563871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8" calcext:value-type="float">
            <text:p>17392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Assembly Line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WLO03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Bhopal</text:p>
          </table:table-cell>
          <table:table-cell office:value-type="float" office:value="8241620895347" calcext:value-type="float">
            <text:p>8241620895347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9" calcext:value-type="float">
            <text:p>17392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&amp;D Lab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XLR5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Vadodara</text:p>
          </table:table-cell>
          <table:table-cell office:value-type="float" office:value="6441716899479" calcext:value-type="float">
            <text:p>6441716899479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0" calcext:value-type="float">
            <text:p>17393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erver Room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LQR9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Nagpur</text:p>
          </table:table-cell>
          <table:table-cell office:value-type="float" office:value="8441516699479" calcext:value-type="float">
            <text:p>844151669947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1" calcext:value-type="float">
            <text:p>17393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onference Room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BXY1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atna</text:p>
          </table:table-cell>
          <table:table-cell office:value-type="float" office:value="9442118787431" calcext:value-type="float">
            <text:p>9442118787431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2" calcext:value-type="float">
            <text:p>17393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Break Room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MZT4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anpur</text:p>
          </table:table-cell>
          <table:table-cell office:value-type="float" office:value="6341416727460" calcext:value-type="float">
            <text:p>6341416727460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3" calcext:value-type="float">
            <text:p>17393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nager's Office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JHR8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8241518766591" calcext:value-type="float">
            <text:p>8241518766591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4" calcext:value-type="float">
            <text:p>17393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Executive Suit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QKT57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7341928778413" calcext:value-type="float">
            <text:p>734192877841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5" calcext:value-type="float">
            <text:p>17393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CWP1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7541396729038" calcext:value-type="float">
            <text:p>754139672903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7" calcext:value-type="float">
            <text:p>7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6" calcext:value-type="float">
            <text:p>17393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Logistics Hub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HNF6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6141388290743" calcext:value-type="float">
            <text:p>614138829074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7" calcext:value-type="float">
            <text:p>17393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TU3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8941776299351" calcext:value-type="float">
            <text:p>894177629935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</table:table-row>
        <table:table-row table:style-name="ro3">
          <table:table-cell office:value-type="string" calcext:value-type="string">
            <text:p>INV</text:p>
          </table:table-cell>
          <table:table-cell office:value-type="float" office:value="173938" calcext:value-type="float">
            <text:p>17393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Test Lab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DYS2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9441718896423" calcext:value-type="float">
            <text:p>9441718896423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9" calcext:value-type="float">
            <text:p>17393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&amp; Receiving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FRA72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341816934711" calcext:value-type="float">
            <text:p>634181693471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0" calcext:value-type="float">
            <text:p>17394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IT Department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TGV8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une</text:p>
          </table:table-cell>
          <table:table-cell office:value-type="float" office:value="8441506778995" calcext:value-type="float">
            <text:p>84415067789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1" calcext:value-type="float">
            <text:p>17394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Customer Pickup Area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SND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Ahmedabad</text:p>
          </table:table-cell>
          <table:table-cell office:value-type="float" office:value="6441728461103" calcext:value-type="float">
            <text:p>644172846110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2" calcext:value-type="float">
            <text:p>17394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patch Center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ZBW40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Jaipur</text:p>
          </table:table-cell>
          <table:table-cell office:value-type="float" office:value="7341925638720" calcext:value-type="float">
            <text:p>734192563872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3" calcext:value-type="float">
            <text:p>17394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e Room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WLO0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Lucknow</text:p>
          </table:table-cell>
          <table:table-cell office:value-type="float" office:value="8241620895348" calcext:value-type="float">
            <text:p>8241620895348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4" calcext:value-type="float">
            <text:p>17394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XLR57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Surat</text:p>
          </table:table-cell>
          <table:table-cell office:value-type="float" office:value="6441716899480" calcext:value-type="float">
            <text:p>644171689948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5" calcext:value-type="float">
            <text:p>17394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LQR95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andigarh</text:p>
          </table:table-cell>
          <table:table-cell office:value-type="float" office:value="8441516699480" calcext:value-type="float">
            <text:p>8441516699480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6" calcext:value-type="float">
            <text:p>17394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BXY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9442118787432" calcext:value-type="float">
            <text:p>944211878743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7" calcext:value-type="float">
            <text:p>17394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MZT4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Indore</text:p>
          </table:table-cell>
          <table:table-cell office:value-type="float" office:value="6341416727461" calcext:value-type="float">
            <text:p>634141672746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8" calcext:value-type="float">
            <text:p>17394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Distribution Center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JHR89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hopal</text:p>
          </table:table-cell>
          <table:table-cell office:value-type="float" office:value="8241518766592" calcext:value-type="float">
            <text:p>8241518766592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9" calcext:value-type="float">
            <text:p>17394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Retail Store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QKT5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Vadodara</text:p>
          </table:table-cell>
          <table:table-cell office:value-type="float" office:value="7341928778414" calcext:value-type="float">
            <text:p>7341928778414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0" calcext:value-type="float">
            <text:p>17395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Loading Dock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CWP11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gpur</text:p>
          </table:table-cell>
          <table:table-cell office:value-type="float" office:value="7541396729039" calcext:value-type="float">
            <text:p>754139672903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0" calcext:value-type="float">
            <text:p>1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1" calcext:value-type="float">
            <text:p>17395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hipping Department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HNF6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atna</text:p>
          </table:table-cell>
          <table:table-cell office:value-type="float" office:value="6141388290744" calcext:value-type="float">
            <text:p>6141388290744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2" calcext:value-type="float">
            <text:p>17395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PTU3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anpur</text:p>
          </table:table-cell>
          <table:table-cell office:value-type="float" office:value="8941776299352" calcext:value-type="float">
            <text:p>8941776299352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3" calcext:value-type="float">
            <text:p>17395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ales Offic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DYS24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9441718896424" calcext:value-type="float">
            <text:p>9441718896424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4" calcext:value-type="float">
            <text:p>17395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ustomer Service Center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FRA73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ew Delhi</text:p>
          </table:table-cell>
          <table:table-cell office:value-type="float" office:value="6341816934712" calcext:value-type="float">
            <text:p>634181693471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5" calcext:value-type="float">
            <text:p>17395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Maintenance Room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TGV9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8441506778996" calcext:value-type="float">
            <text:p>844150677899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6" calcext:value-type="float">
            <text:p>17395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Inventory Room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SND16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engaluru</text:p>
          </table:table-cell>
          <table:table-cell office:value-type="float" office:value="6441728461104" calcext:value-type="float">
            <text:p>6441728461104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7" calcext:value-type="float">
            <text:p>17395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Packing Area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ZBW41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7341925638721" calcext:value-type="float">
            <text:p>734192563872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7" calcext:value-type="float">
            <text:p>7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 office:value-type="string" calcext:value-type="string">
            <text:p>INV</text:p>
          </table:table-cell>
          <table:table-cell office:value-type="float" office:value="173958" calcext:value-type="float">
            <text:p>17395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Assembly Lin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WLO05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ennai</text:p>
          </table:table-cell>
          <table:table-cell office:value-type="float" office:value="8241620895349" calcext:value-type="float">
            <text:p>8241620895349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9" calcext:value-type="float">
            <text:p>17395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&amp;D Lab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XLR58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441716899481" calcext:value-type="float">
            <text:p>644171689948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0" calcext:value-type="float">
            <text:p>17396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erver Room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LQR9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8441516699481" calcext:value-type="float">
            <text:p>84415166994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61" calcext:value-type="float">
            <text:p>17396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onference Room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BXY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Ahmedabad</text:p>
          </table:table-cell>
          <table:table-cell office:value-type="float" office:value="9442118787433" calcext:value-type="float">
            <text:p>944211878743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2" calcext:value-type="float">
            <text:p>17396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Break Room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MZT48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6341416727462" calcext:value-type="float">
            <text:p>6341416727462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3" calcext:value-type="float">
            <text:p>17396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Manager's Office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JHR90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8241518766593" calcext:value-type="float">
            <text:p>8241518766593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 table:style-name="ce4" table:number-columns-repeated="2"/>
          <table:table-cell table:style-name="Default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calcext:conditional-formats>
          <calcext:conditional-format calcext:target-range-address="Sheet1.T2:Sheet1.T5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ce1"/>
        <table:table-column table:style-name="co3" table:default-cell-style-name="ce3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style-name="ce6" office:value-type="string" calcext:value-type="string">
            <text:p>TXN TYPE</text:p>
          </table:table-cell>
          <table:table-cell table:style-name="ce8" office:value-type="string" calcext:value-type="string">
            <text:p>TXN NO</text:p>
          </table:table-cell>
          <table:table-cell table:style-name="ce8" office:value-type="string" calcext:value-type="string">
            <text:p>TXN DATE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Month Name</text:p>
          </table:table-cell>
          <table:table-cell table:style-name="ce6" office:value-type="string" calcext:value-type="string">
            <text:p>Qtr</text:p>
          </table:table-cell>
          <table:table-cell table:style-name="ce6" office:value-type="string" calcext:value-type="string">
            <text:p>FY Qtr</text:p>
          </table:table-cell>
          <table:table-cell table:style-name="ce6" office:value-type="string" calcext:value-type="string">
            <text:p>Location Name</text:p>
          </table:table-cell>
          <table:table-cell table:style-name="ce6" office:value-type="string" calcext:value-type="string">
            <text:p>Name of Sales</text:p>
          </table:table-cell>
          <table:table-cell table:style-name="ce6" office:value-type="string" calcext:value-type="string">
            <text:p>Customer_ID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Type Name</text:p>
          </table:table-cell>
          <table:table-cell table:style-name="ce11" office:value-type="string" calcext:value-type="string">
            <text:p>Customer City</text:p>
          </table:table-cell>
          <table:table-cell table:style-name="ce11"/>
          <table:table-cell table:style-name="ce6"/>
          <table:table-cell table:style-name="ce11"/>
          <table:table-cell table:style-name="ce6" table:number-columns-repeated="2"/>
          <table:table-cell table:style-name="ce8"/>
          <table:table-cell table:style-name="ce6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14" calcext:value-type="float">
            <text:p>173914</text:p>
          </table:table-cell>
          <table:table-cell table:style-name="ce3" office:value-type="string" calcext:value-type="string">
            <text:p>02-01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anuary</text:p>
          </table:table-cell>
          <table:table-cell table:style-name="ce1"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arav</text:p>
          </table:table-cell>
          <table:table-cell table:style-name="ce3" office:value-type="string" calcext:value-type="string">
            <text:p>XLR55</text:p>
          </table:table-cell>
          <table:table-cell table:style-name="ce3" office:value-type="string" calcext:value-type="string">
            <text:p>Aarav Sharm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New Delh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15" calcext:value-type="float">
            <text:p>173915</text:p>
          </table:table-cell>
          <table:table-cell table:style-name="ce3" office:value-type="string" calcext:value-type="string">
            <text:p>04-02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February</text:p>
          </table:table-cell>
          <table:table-cell table:style-name="ce1"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Priya</text:p>
          </table:table-cell>
          <table:table-cell table:style-name="ce3" office:value-type="string" calcext:value-type="string">
            <text:p>LQR93</text:p>
          </table:table-cell>
          <table:table-cell table:style-name="ce3" office:value-type="string" calcext:value-type="string">
            <text:p>Vivaan Gupta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Mumba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16" calcext:value-type="float">
            <text:p>173916</text:p>
          </table:table-cell>
          <table:table-cell table:style-name="ce3" office:value-type="string" calcext:value-type="string">
            <text:p>15-03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arch</text:p>
          </table:table-cell>
          <table:table-cell table:style-name="ce1"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Rahul</text:p>
          </table:table-cell>
          <table:table-cell table:style-name="ce3" office:value-type="string" calcext:value-type="string">
            <text:p>BXY12</text:p>
          </table:table-cell>
          <table:table-cell table:style-name="ce3" office:value-type="string" calcext:value-type="string">
            <text:p>Aditya Kumar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Bengaluru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17" calcext:value-type="float">
            <text:p>173917</text:p>
          </table:table-cell>
          <table:table-cell table:style-name="ce3" office:value-type="string" calcext:value-type="string">
            <text:p>20-04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April</text:p>
          </table:table-cell>
          <table:table-cell table:style-name="ce1"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office:value-type="string" calcext:value-type="string">
            <text:p>kala</text:p>
          </table:table-cell>
          <table:table-cell table:style-name="ce3" office:value-type="string" calcext:value-type="string">
            <text:p>MZT45</text:p>
          </table:table-cell>
          <table:table-cell table:style-name="ce3" office:value-type="string" calcext:value-type="string">
            <text:p>Vihaan Singh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Kolkata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18" calcext:value-type="float">
            <text:p>173918</text:p>
          </table:table-cell>
          <table:table-cell table:style-name="ce3" office:value-type="string" calcext:value-type="string">
            <text:p>25-05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ay</text:p>
          </table:table-cell>
          <table:table-cell table:style-name="ce1"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tribution Center</text:p>
          </table:table-cell>
          <table:table-cell office:value-type="string" calcext:value-type="string">
            <text:p>Arjun</text:p>
          </table:table-cell>
          <table:table-cell table:style-name="ce3" office:value-type="string" calcext:value-type="string">
            <text:p>JHR87</text:p>
          </table:table-cell>
          <table:table-cell table:style-name="ce3" office:value-type="string" calcext:value-type="string">
            <text:p>Arjun Reddy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Pune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19" calcext:value-type="float">
            <text:p>173919</text:p>
          </table:table-cell>
          <table:table-cell table:style-name="ce3" office:value-type="string" calcext:value-type="string">
            <text:p>10-06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June</text:p>
          </table:table-cell>
          <table:table-cell table:style-name="ce1"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tail Store</text:p>
          </table:table-cell>
          <table:table-cell office:value-type="string" calcext:value-type="string">
            <text:p>Neha</text:p>
          </table:table-cell>
          <table:table-cell table:style-name="ce3" office:value-type="string" calcext:value-type="string">
            <text:p>QKT56</text:p>
          </table:table-cell>
          <table:table-cell table:style-name="ce3" office:value-type="string" calcext:value-type="string">
            <text:p>Reyansh Joshi</text:p>
          </table:table-cell>
          <table:table-cell table:style-name="ce1" office:value-type="string" calcext:value-type="string">
            <text:p>Traditional_trade</text:p>
          </table:table-cell>
          <table:table-cell table:style-name="ce3" office:value-type="string" calcext:value-type="string">
            <text:p>Hyderabad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20" calcext:value-type="float">
            <text:p>173920</text:p>
          </table:table-cell>
          <table:table-cell table:style-name="ce3" office:value-type="string" calcext:value-type="string">
            <text:p>18-07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July</text:p>
          </table:table-cell>
          <table:table-cell table:style-name="ce1"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Loading Dock</text:p>
          </table:table-cell>
          <table:table-cell office:value-type="string" calcext:value-type="string">
            <text:p>Rohan</text:p>
          </table:table-cell>
          <table:table-cell table:style-name="ce3" office:value-type="string" calcext:value-type="string">
            <text:p>CWP09</text:p>
          </table:table-cell>
          <table:table-cell table:style-name="ce3" office:value-type="string" calcext:value-type="string">
            <text:p>Ayaan Meht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Pune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office:value-type="float" office:value="173921" calcext:value-type="float">
            <text:p>173921</text:p>
          </table:table-cell>
          <table:table-cell table:style-name="ce3" office:value-type="string" calcext:value-type="string">
            <text:p>22-08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August</text:p>
          </table:table-cell>
          <table:table-cell table:style-name="ce1"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Department</text:p>
          </table:table-cell>
          <table:table-cell office:value-type="string" calcext:value-type="string">
            <text:p>Saanvi</text:p>
          </table:table-cell>
          <table:table-cell table:style-name="ce3" office:value-type="string" calcext:value-type="string">
            <text:p>HNF61</text:p>
          </table:table-cell>
          <table:table-cell table:style-name="ce3" office:value-type="string" calcext:value-type="string">
            <text:p>Dhruv Patel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Ahmedabad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office:value-type="float" office:value="173922" calcext:value-type="float">
            <text:p>173922</text:p>
          </table:table-cell>
          <table:table-cell table:style-name="ce3" office:value-type="string" calcext:value-type="string">
            <text:p>05-09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eptember</text:p>
          </table:table-cell>
          <table:table-cell table:style-name="ce1"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office:value-type="string" calcext:value-type="string">
            <text:p>Vijay</text:p>
          </table:table-cell>
          <table:table-cell table:style-name="ce3" office:value-type="string" calcext:value-type="string">
            <text:p>PTU34</text:p>
          </table:table-cell>
          <table:table-cell table:style-name="ce3" office:value-type="string" calcext:value-type="string">
            <text:p>Anaya Verm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Pune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29"/>
          <table:table-cell table:style-name="ce3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VLOOKUP</text:p>
          </table:table-cell>
          <table:table-cell table:number-columns-repeated="5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Name of Sales</text:p>
          </table:table-cell>
          <table:table-cell table:style-name="ce14" office:value-type="string" calcext:value-type="string">
            <text:p>Customer_ID</text:p>
          </table:table-cell>
          <table:table-cell table:style-name="ce14" office:value-type="string" calcext:value-type="string">
            <text:p>Customer Name</text:p>
          </table:table-cell>
          <table:table-cell table:style-name="ce14" office:value-type="string" calcext:value-type="string">
            <text:p>Customer Type Name</text:p>
          </table:table-cell>
          <table:table-cell table:style-name="ce14" office:value-type="string" calcext:value-type="string">
            <text:p>Customer City</text:p>
          </table:table-cell>
          <table:table-cell/>
          <table:table-cell table:style-name="ce20" office:value-type="string" calcext:value-type="string">
            <text:p>FIND</text:p>
          </table:table-cell>
          <table:table-cell table:style-name="Default"/>
          <table:table-cell table:style-name="ce24" office:value-type="string" calcext:value-type="string">
            <text:p>Date</text:p>
          </table:table-cell>
          <table:table-cell table:number-columns-repeated="11"/>
        </table:table-row>
        <table:table-row table:style-name="ro1">
          <table:table-cell/>
          <table:table-cell table:style-name="Default" table:formula="of:=VLOOKUP([.J3];[.J1:.N10];5;FALSE())" office:value-type="string" office:string-value="Mumbai" calcext:value-type="string">
            <text:p>Mumbai</text:p>
          </table:table-cell>
          <table:table-cell table:formula="of:=HLOOKUP([.B15];[.J1:.N10];3;1)" office:value-type="string" office:string-value="Mumbai" calcext:value-type="string">
            <text:p>Mumbai</text:p>
          </table:table-cell>
          <table:table-cell table:number-columns-repeated="4"/>
          <table:table-cell office:value-type="string" calcext:value-type="string">
            <text:p>Priya</text:p>
          </table:table-cell>
          <table:table-cell table:style-name="ce1" table:formula="of:=FIND(&quot;Priya&quot;;[.J3])" office:value-type="float" office:value="1" calcext:value-type="float">
            <text:p>1</text:p>
          </table:table-cell>
          <table:table-cell table:style-name="ce25" office:value-type="date" office:date-value="2024-11-21" calcext:value-type="date">
            <text:p>21/11/24</text:p>
          </table:table-cell>
          <table:table-cell table:number-columns-repeated="11"/>
        </table:table-row>
        <table:table-row table:style-name="ro1">
          <table:table-cell/>
          <table:table-cell table:style-name="Default" table:formula="of:=VLOOKUP([.J4];[.J1:.N10];5;FALSE())" office:value-type="string" office:string-value="Bengaluru" calcext:value-type="string">
            <text:p>Bengaluru</text:p>
          </table:table-cell>
          <table:table-cell table:number-columns-repeated="4"/>
          <table:table-cell table:style-name="ce19"/>
          <table:table-cell office:value-type="string" calcext:value-type="string">
            <text:p>Pune</text:p>
          </table:table-cell>
          <table:table-cell table:style-name="ce1" table:formula="of:=FIND(&quot;De&quot;;[.N2])" office:value-type="float" office:value="5" calcext:value-type="float">
            <text:p>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1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HLOOKUP</text:p>
          </table:table-cell>
          <table:table-cell table:number-columns-repeated="5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Name of Sales</text:p>
          </table:table-cell>
          <table:table-cell table:style-name="ce14" office:value-type="string" calcext:value-type="string">
            <text:p>Customer_ID</text:p>
          </table:table-cell>
          <table:table-cell table:style-name="ce14" office:value-type="string" calcext:value-type="string">
            <text:p>Customer Name</text:p>
          </table:table-cell>
          <table:table-cell table:style-name="ce14" office:value-type="string" calcext:value-type="string">
            <text:p>Customer Type Name</text:p>
          </table:table-cell>
          <table:table-cell table:style-name="ce14" office:value-type="string" calcext:value-type="string">
            <text:p>Customer City</text:p>
          </table:table-cell>
          <table:table-cell/>
          <table:table-cell table:style-name="ce22" office:value-type="string" calcext:value-type="string">
            <text:p>Search</text:p>
          </table:table-cell>
          <table:table-cell table:style-name="Default"/>
          <table:table-cell table:style-name="ce26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/>
          <table:table-cell table:style-name="Default" table:content-validation-name="val1" table:formula="of:=VLOOKUP([.J2];[.J1:.N10];5;0)" office:value-type="string" office:string-value="New Delhi" calcext:value-type="string">
            <text:p>New Delhi</text:p>
          </table:table-cell>
          <table:table-cell table:formula="of:=HLOOKUP([.B20];[.J1:.N10];2;1)" office:value-type="string" office:string-value="New Delhi" calcext:value-type="string">
            <text:p>New Delhi</text:p>
          </table:table-cell>
          <table:table-cell table:number-columns-repeated="4"/>
          <table:table-cell office:value-type="string" calcext:value-type="string">
            <text:p>Mumbai</text:p>
          </table:table-cell>
          <table:table-cell table:style-name="ce1" table:formula="of:=SEARCH(&quot;g&quot;;[.N4])" office:value-type="float" office:value="4" calcext:value-type="float">
            <text:p>4</text:p>
          </table:table-cell>
          <table:table-cell table:style-name="ce27" office:value-type="time" office:time-value="PT08H51M51S" calcext:value-type="time">
            <text:p>08:51:51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Bengaluru</text:p>
          </table:table-cell>
          <table:table-cell table:formula="of:=HLOOKUP(&quot;Mumbai&quot;;[.J1:.N10];3;1)" office:value-type="string" office:string-value="Mumbai" calcext:value-type="string">
            <text:p>Mumbai</text:p>
          </table:table-cell>
          <table:table-cell table:number-columns-repeated="4"/>
          <table:table-cell table:style-name="ce23" office:value-type="string" calcext:value-type="string">
            <text:p>Bengaluru</text:p>
          </table:table-cell>
          <table:table-cell table:style-name="ce1" table:formula="of:=SEARCH(&quot;a&quot;;[.N4])" office:value-type="float" office:value="5" calcext:value-type="float">
            <text:p>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" office:value-type="string" calcext:value-type="string">
            <text:p>Hyderabad</text:p>
          </table:table-cell>
          <table:table-cell table:style-name="ce1" table:formula="of:=SEARCH(&quot;d&quot;;[.H22])" office:value-type="float" office:value="3" calcext:value-type="float">
            <text:p>3</text:p>
          </table:table-cell>
          <table:table-cell table:style-name="ce28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27"/>
          <table:table-cell table:number-columns-repeated="9"/>
        </table:table-row>
        <calcext:conditional-formats>
          <calcext:conditional-format calcext:target-range-address="Sheet2.T2:Sheet2.T10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text>Pun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51:01.044676102</meta:creation-date>
    <meta:generator>LibreOffice/7.3.7.2$Linux_X86_64 LibreOffice_project/30$Build-2</meta:generator>
    <dc:date>2024-11-21T09:57:14.791926697</dc:date>
    <meta:editing-duration>PT1H19M30S</meta:editing-duration>
    <meta:editing-cycles>14</meta:editing-cycles>
    <meta:document-statistic meta:table-count="2" meta:cell-count="1244" meta:object-count="0"/>
  </office:meta>
</office:document-meta>
</file>